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37cm" fo:min-width="2.016cm"/>
    </style:style>
    <style:style style:name="gr2" style:family="graphic" style:parent-style-name="standard">
      <style:graphic-properties draw:textarea-horizontal-align="justify" draw:textarea-vertical-align="middle" draw:auto-grow-height="false" fo:min-height="1.838cm" fo:min-width="2.2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6cm" svg:height="2.667cm" svg:x="3.286cm" svg:y="5.845cm">
          <text:p text:style-name="P1">A vállotzó </text:p>
          <text:p text:style-name="P1">=0 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937cm" svg:height="2.952cm" svg:x="1.027cm" svg:y="10.794cm">
          <text:p text:style-name="P1">Változó-1</text:p>
          <text:p text:style-name="P1">És vonal (I)</text:p>
          <text:p text:style-name="P1">húzá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56cm" svg:height="2.667cm" svg:x="5.926cm" svg:y="11.036cm">
          <text:p text:style-name="P1">Program </text:p>
          <text:p text:style-name="P1">befejezé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556cm" svg:height="2.667cm" svg:x="3.286cm" svg:y="1.227cm">
          <text:p text:style-name="P1">Változó </text:p>
          <text:p text:style-name="P1">bekéré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64cm" svg:y1="3.894cm" svg:x2="5.064cm" svg:y2="5.845cm" draw:start-shape="id1" draw:start-glue-point="8" draw:end-shape="id2" draw:end-glue-point="4" svg:d="M5064 3894v1951" svg:viewBox="0 0 1 1952">
          <text:p/>
        </draw:connector>
        <draw:connector draw:style-name="gr3" draw:text-style-name="P2" draw:layer="layout" draw:type="line" svg:x1="6.322cm" svg:y1="8.122cm" svg:x2="7.704cm" svg:y2="11.036cm" draw:start-shape="id2" draw:start-glue-point="9" draw:end-shape="id3" svg:d="M6322 8122l1382 2914" svg:viewBox="0 0 1383 2915">
          <text:p/>
        </draw:connector>
        <draw:connector draw:style-name="gr4" draw:text-style-name="P2" draw:layer="layout" draw:type="line" svg:x1="3.806cm" svg:y1="8.122cm" svg:x2="2.996cm" svg:y2="10.794cm" draw:start-shape="id2" draw:start-glue-point="7" draw:end-shape="id4" draw:end-glue-point="4" svg:d="M3806 8122l-810 2672" svg:viewBox="0 0 811 26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3:05:57.460330501</meta:creation-date>
    <meta:editing-duration>PT2M56S</meta:editing-duration>
    <meta:editing-cycles>3</meta:editing-cycles>
    <meta:generator>LibreOffice/6.0.7.3$Linux_X86_64 LibreOffice_project/00m0$Build-3</meta:generator>
    <dc:date>2019-03-18T13:09:47.775581708</dc:date>
    <meta:document-statistic meta:object-count="7"/>
  </office:meta>
</office:document-meta>
</file>